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boxFactory.putProperties( String scope , Map &lt; String , Object &gt;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oolboxFactory.putData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boxFactory.putGlobalProperties( Map &lt; String , Object &gt;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olboxFactory.getGlobal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boxFactory.hasTools( String sco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olboxFactory.addToolInfo( String scope , ToolInfo t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Factory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oxFactory.getToolInfo( String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olboxFactory.configure( FactoryConfiguration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oolboxFactory.Toolbox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olboxFactory.createToolbox( String sco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